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3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4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style:font-name="DejaVu Sans Mono" fo:font-size="8pt" officeooo:rsid="003cf68d" officeooo:paragraph-rsid="003cf68d" style:font-size-asian="8pt" style:font-size-complex="8pt"/>
    </style:style>
    <style:style style:name="P6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7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8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P11" style:family="paragraph" style:parent-style-name="Standard">
      <style:text-properties officeooo:paragraph-rsid="0032e2bd"/>
    </style:style>
    <style:style style:name="P12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14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03c50ec" officeooo:paragraph-rsid="003c50ec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officeooo:rsid="003ac5b5" officeooo:paragraph-rsid="003ac5b5" fo:background-color="#ffff00" style:font-size-asian="8pt" style:font-size-complex="8pt"/>
    </style:style>
    <style:style style:name="P19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0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fo:font-style="italic" style:text-underline-style="none" officeooo:rsid="0038ae3e" style:font-style-asian="italic" style:font-style-complex="italic"/>
    </style:style>
    <style:style style:name="T10" style:family="text">
      <style:text-properties style:font-name="DejaVu Sans Mono" fo:font-style="italic" style:text-underline-style="none" officeooo:rsid="003c50ec" style:font-style-asian="italic" style:font-style-complex="italic"/>
    </style:style>
    <style:style style:name="T11" style:family="text">
      <style:text-properties style:font-name="DejaVu Sans Mono" officeooo:rsid="0035a4f4"/>
    </style:style>
    <style:style style:name="T12" style:family="text">
      <style:text-properties style:font-name="DejaVu Sans Mono" style:text-underline-style="none"/>
    </style:style>
    <style:style style:name="T13" style:family="text">
      <style:text-properties style:font-name="DejaVu Sans Mono" style:text-underline-style="none" officeooo:rsid="0035a4f4"/>
    </style:style>
    <style:style style:name="T14" style:family="text">
      <style:text-properties style:font-name="DejaVu Sans Mono" style:text-underline-style="none" officeooo:rsid="00366b03"/>
    </style:style>
    <style:style style:name="T15" style:family="text">
      <style:text-properties style:font-name="DejaVu Sans Mono" style:text-underline-style="none" officeooo:rsid="003677bc"/>
    </style:style>
    <style:style style:name="T16" style:family="text">
      <style:text-properties style:font-name="DejaVu Sans Mono" style:text-underline-style="none" officeooo:rsid="003ac5b5"/>
    </style:style>
    <style:style style:name="T17" style:family="text">
      <style:text-properties style:font-name="DejaVu Sans Mono" style:text-underline-style="none" officeooo:rsid="003c50ec"/>
    </style:style>
    <style:style style:name="T18" style:family="text">
      <style:text-properties style:font-name="DejaVu Sans Mono" fo:font-size="8pt" officeooo:rsid="0031305c" style:font-size-asian="8pt" style:font-size-complex="8pt"/>
    </style:style>
    <style:style style:name="T19" style:family="text">
      <style:text-properties style:font-name="DejaVu Sans Mono" fo:font-size="8pt" officeooo:rsid="0032e2bd" style:font-size-asian="8pt" style:font-size-complex="8pt"/>
    </style:style>
    <style:style style:name="T20" style:family="text">
      <style:text-properties style:font-name="DejaVu Sans Mono" fo:font-size="8pt" officeooo:rsid="0033f029" style:font-size-asian="8pt" style:font-size-complex="8pt"/>
    </style:style>
    <style:style style:name="T21" style:family="text">
      <style:text-properties style:font-name="DejaVu Sans Mono" fo:font-size="8pt" officeooo:rsid="003c50ec" style:font-size-asian="8pt" style:font-size-complex="8pt"/>
    </style:style>
    <style:style style:name="T22" style:family="text">
      <style:text-properties style:font-name="DejaVu Sans Mono" fo:font-size="8pt" officeooo:rsid="003cf68d" style:font-size-asian="8pt" style:font-size-complex="8pt"/>
    </style:style>
    <style:style style:name="T23" style:family="text">
      <style:text-properties style:font-name="DejaVu Sans Mono" fo:font-size="8pt" officeooo:rsid="003e7857" style:font-size-asian="8pt" style:font-size-complex="8pt"/>
    </style:style>
    <style:style style:name="T24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25" style:family="text">
      <style:text-properties style:font-name="DejaVu Sans Mono" officeooo:rsid="003c50ec"/>
    </style:style>
    <style:style style:name="T26" style:family="text">
      <style:text-properties style:font-name="DejaVu Sans Mono" officeooo:rsid="003f9ea7"/>
    </style:style>
    <style:style style:name="T27" style:family="text">
      <style:text-properties style:font-name="DejaVu Sans Mono" officeooo:rsid="0040dafa"/>
    </style:style>
    <style:style style:name="T28" style:family="text">
      <style:text-properties style:font-name="DejaVu Sans Mono" officeooo:rsid="004183e7"/>
    </style:style>
    <style:style style:name="T29" style:family="text">
      <style:text-properties officeooo:rsid="0032e2bd"/>
    </style:style>
    <style:style style:name="T30" style:family="text">
      <style:text-properties officeooo:rsid="003810ef"/>
    </style:style>
    <style:style style:name="T31" style:family="text">
      <style:text-properties officeooo:rsid="003a346e"/>
    </style:style>
    <style:style style:name="T32" style:family="text">
      <style:text-properties officeooo:rsid="003cf68d"/>
    </style:style>
    <style:style style:name="T33" style:family="text">
      <style:text-properties officeooo:rsid="003f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.11 BSD on <text:span text:style-name="T32">PIDP-11</text:span></text:p>
      <text:p text:style-name="P20">Using <text:span text:style-name="T29">rsh to run a program on a remote Raspberry Pi</text:span></text:p>
      <text:p text:style-name="P1"/>
      <text:p text:style-name="P11"><text:span text:style-name="T18">W</text:span><text:span text:style-name="T19">ouldn’t it be nice to be able to run a program on a </text:span><text:span text:style-name="T21">remote </text:span><text:span text:style-name="T19">Raspberry Pi on your LAN and to transfer the ouput of that program back into 2.11 BSD? One could for example read data from a </text:span><text:span text:style-name="T24">remote sensor</text:span><text:span text:style-name="T19"> </text:span><text:span text:style-name="T20">on a Raspberry Pi Zero </text:span><text:span text:style-name="T19">or send commands </text:span><text:span text:style-name="T21">from the Raspberry Pi running the </text:span><text:span text:style-name="T22">PiDP-11 </text:span><text:span text:style-name="T21">SIMH simulation </text:span><text:span text:style-name="T19">to a </text:span><text:span text:style-name="T24">IoT device</text:span><text:span text:style-name="T19">. For this, the command rsh exist</text:span><text:span text:style-name="T23">s</text:span><text:span text:style-name="T19"> in Berkley Unix, see </text:span><text:a xlink:type="simple" xlink:href="https://en.wikipedia.org/wiki/Berkeley_r-commands" text:style-name="Internet_20_link" text:visited-style-name="Visited_20_Internet_20_Link"><text:span text:style-name="T19">Berkeley r-commands</text:span></text:a><text:span text:style-name="T19">.</text:span></text:p>
      <text:p text:style-name="P2"/>
      <text:p text:style-name="P13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3"/>
      <text:p text:style-name="P18"><text:span text:style-name="T4">I</text:span><text:span text:style-name="T1">f you want to communicate between 2.11 BSD and the </text:span><text:span text:style-name="T2">Raspberry Pi running the 2.11 BSD SIMH simulation</text:span><text:span text:style-name="T1">, you need to establish TCP/IP communication between th</text:span><text:span text:style-name="T25">is</text:span><text:span text:style-name="T1"> Raspberry Pi and 2.11 BSD, </text:span><text:span text:style-name="T28">for example by </text:span><text:span text:style-name="T1">using </text:span><text:span text:style-name="T2">Proxy ARP</text:span><text:span text:style-name="T1">. See the corresponding documentation in </text:span><text:span text:style-name="T27">the </text:span><text:span text:style-name="T26">PiDP-11 user manual</text:span><text:span text:style-name="T1">.</text:span></text:p>
      <text:p text:style-name="P3"/>
      <text:p text:style-name="P5">You do not need to use the same user in 2.11 BSD and the remote Raspberry Pi, as long as you only plan to use rsh. <text:span text:style-name="T33">If you come to the conclusion that the security risk is acceptable in your case, you can enable rsh in Raspbian as follows:</text:span></text:p>
      <text:p text:style-name="P4"/>
      <text:p text:style-name="P4"><text:s text:c="2"/>sudo apt-get install rsh-server</text:p>
      <text:p text:style-name="P4"><text:s text:c="2"/></text:p>
      <text:p text:style-name="P4">Then, create a file called .rhosts in the pi home directory with the following content</text:p>
      <text:p text:style-name="P4"/>
      <text:p text:style-name="P12"><text:span text:style-name="T1"><text:s text:c="2"/></text:span><text:span text:style-name="T6">bsd</text:span><text:span text:style-name="T11">_</text:span><text:span text:style-name="T8">ip_address </text:span><text:span text:style-name="T6">bsd_user_name</text:span></text:p>
      <text:p text:style-name="P6"/>
      <text:p text:style-name="P14"><text:span text:style-name="T1">where </text:span><text:span text:style-name="T5">bsd_</text:span><text:span text:style-name="T7">ip_address</text:span><text:span text:style-name="T12"> is the ip address of your 2.11 BSD, and </text:span><text:span text:style-name="T7">bsd_user_name</text:span><text:span text:style-name="T12"> is the name of the user on 2.11 BSD, which should have access to the Raspberry Pi. In my case, this is</text:span></text:p>
      <text:p text:style-name="P8"/>
      <text:p text:style-name="P8"><text:s text:c="2"/>192.168.1.99 rene</text:p>
      <text:p text:style-name="P8"/>
      <text:p text:style-name="P9">Set proper permissions for this file (without this step things will not work!<text:span text:style-name="T30">)</text:span></text:p>
      <text:p text:style-name="P9"/>
      <text:p text:style-name="P9"><text:s text:c="2"/>chmod 600 .rhosts</text:p>
      <text:p text:style-name="P8"/>
      <text:p text:style-name="P8">That’s all on the remote Raspberry Pi.</text:p>
      <text:p text:style-name="P8"/>
      <text:p text:style-name="P8">Log in as root to 2.11 BSD and edit /etc/hosts. Add the line</text:p>
      <text:p text:style-name="P8"/>
      <text:p text:style-name="P14"><text:span text:style-name="T12"><text:s text:c="2"/></text:span><text:span text:style-name="T7">remote</text:span><text:span text:style-name="T12">_</text:span><text:span text:style-name="T7">ip_address remote_full_name remote_nick_name</text:span></text:p>
      <text:p text:style-name="P8"/>
      <text:p text:style-name="P14"><text:span text:style-name="T12">where </text:span><text:span text:style-name="T7">r</text:span><text:span text:style-name="T9">emote</text:span><text:span text:style-name="T12">_</text:span><text:span text:style-name="T7">ip_address</text:span><text:span text:style-name="T12"> is the ip address of the Raspberry Pi and <text:s/></text:span><text:span text:style-name="T7">remote_full_name</text:span><text:span text:style-name="T12"> and </text:span><text:span text:style-name="T7">remote_nick_name</text:span><text:span text:style-name="T12"> are the respective full and nick names. In my case this line reads</text:span></text:p>
      <text:p text:style-name="P8"/>
      <text:p text:style-name="P8"><text:s text:c="2"/>192.168.1.103 pizerow.home.lan pizerow</text:p>
      <text:p text:style-name="P8"/>
      <text:p text:style-name="P16"><text:span text:style-name="T12">Now </text:span><text:span text:style-name="T15">login as </text:span><text:span text:style-name="T8">bsd_user_name</text:span><text:span text:style-name="T13"> </text:span><text:span text:style-name="T15">and </text:span><text:span text:style-name="T12">type the following to test your installation:</text:span>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ls”</text:span></text:p>
      <text:p text:style-name="P10"/>
      <text:p text:style-name="P10">You should get a directory listing of /home/pi on the remote Raspberry Pi. <text:span text:style-name="T31">If you get a password prompt, something has not been set up properly.</text:span></text:p>
      <text:p text:style-name="P10"/>
      <text:p text:style-name="P10">To test something more elaborate, type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cat /sys/class/thermal/thermal_zone0/temp”</text:span></text:p>
      <text:p text:style-name="P10"/>
      <text:p text:style-name="P10">to get the raw actual cpu temperature of the remote Raspberry Pi.</text:p>
      <text:p text:style-name="P10"/>
      <text:p text:style-name="P15"><text:span text:style-name="T12">In the directory rtest in this repository you can find a little C program which shows how to use </text:span><text:span text:style-name="T2">popen</text:span><text:span text:style-name="T12"> to get this information from within a program, and process it appropriately to produce human readable output </text:span><text:span text:style-name="T14">in 2.11 BSD. </text:span><text:span text:style-name="T16">If you are not using pizerow as the </text:span><text:span text:style-name="T10">remote_nick_name</text:span><text:span text:style-name="T17"> you need to change line 20 of</text:span></text:p>
      <text:p text:style-name="P17"><text:span text:style-name="T17">r</text:span><text:span text:style-name="T12">test.c and recompile the program with “make”.</text:span></text:p>
      <text:p text:style-name="P7"/>
      <text:p text:style-name="P7"><text:soft-page-break/>rene@pdp11:rtest$ rtest</text:p>
      <text:p text:style-name="P7">****************************************************</text:p>
      <text:p text:style-name="P7">* The CPU temperature on the pizerow is 42.2 deg C *</text:p>
      <text:p text:style-name="P7">****************************************************</text:p>
      <text:p text:style-name="P7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38:01.710515008</dc:date>
    <meta:editing-duration>PT6H25M30S</meta:editing-duration>
    <meta:editing-cycles>16</meta:editing-cycles>
    <meta:document-statistic meta:table-count="0" meta:image-count="0" meta:object-count="0" meta:page-count="2" meta:paragraph-count="32" meta:word-count="565" meta:character-count="3360" meta:non-whitespace-character-count="2807"/>
  </office:meta>
</office:document-meta>
</file>